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8.69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Sesión 9:</text:span><text:span text:style-name="T1"><text:line-break/></text:span><text:span text:style-name="T1">Websockets</text:span></text:p>
          </draw:text-box>
        </draw:frame>
        <draw:frame presentation:style-name="pr1" draw:text-style-name="P4" draw:layer="layout" svg:width="23.211cm" svg:height="5.677cm" svg:x="2.444cm" svg:y="1.271cm" presentation:class="title" presentation:user-transformed="true">
          <draw:text-box>
            <text:p text:style-name="P2"><text:span text:style-name="T2">Laboratorio de Tecnologías Audiovisuales en la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2-02-14T15:46:20.238966840</dc:date>
    <meta:editing-duration>P7DT21H20M17S</meta:editing-duration>
    <meta:editing-cycles>508</meta:editing-cycles>
    <meta:generator>LibreOffice/6.4.7.2$Linux_X86_64 LibreOffice_project/40$Build-2</meta:generator>
    <meta:print-date>2017-10-04T10:42:29.653181544</meta:print-date>
    <meta:document-statistic meta:object-count="27"/>
  </office:meta>
</office:document-meta>
</file>